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ermedad renal crónic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cash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 mórbid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diabetes;antecedentes de tuberculosi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cedentes de neumonía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cedentes de HTA;desnutrición crónica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asm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uficiencia renal crónica;cirrosis hepátic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Tumbes</text:p>
          </table:table-cell>
          <table:table-cell table:number-columns-repeated="5"/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balgia;alto consumo del alcohol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 table:style-name="ce2" office:value-type="date" office:date-value="2020-03-23" calcext:value-type="date">
            <text:p>2020-03-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date" office:date-value="2020-03-31" calcext:value-type="date">
            <text:p>2020-03-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San Martín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bete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osis pulmon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diabetes mellitu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;diabetes mellitu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requip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abetes mellitus;hemodializado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esidad;diabetes</text:p>
          </table:table-cell>
          <table:table-cell/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21:45:58.189854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1T21:53:47.998701542</dc:date>
    <dc:creator>Jesus Castagnetto</dc:creator>
    <meta:editing-duration>PT1H5M46S</meta:editing-duration>
    <meta:editing-cycles>7</meta:editing-cycles>
    <meta:generator>LibreOffice/6.3.5.2$Linux_X86_64 LibreOffice_project/30$Build-2</meta:generator>
    <meta:document-statistic meta:table-count="1" meta:cell-count="454" meta:object-count="0"/>
  </office:meta>
</office:document-meta>
</file>